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3" style:family="paragraph" style:parent-style-name="Standard">
      <style:paragraph-properties fo:margin-top="0in" fo:margin-bottom="0in" style:contextual-spacing="false" fo:line-height="115%" fo:break-before="page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5" style:family="paragraph" style:parent-style-name="Standard" style:list-style-name="L1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7" style:family="paragraph" style:parent-style-name="Standard" style:list-style-name="L3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8" style:family="paragraph" style:parent-style-name="Standard" style:list-style-name="L5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9" style:family="paragraph" style:parent-style-name="Standard" style:list-style-name="L6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10" style:family="paragraph" style:parent-style-name="Standard" style:list-style-name="L8">
      <style:paragraph-properties fo:margin-top="0in" fo:margin-bottom="0in" style:contextual-spacing="false" fo:line-height="115%"/>
      <style:text-properties style:font-name="MesloLGS NF" officeooo:paragraph-rsid="001cc62a"/>
    </style:style>
    <style:style style:name="P11" style:family="paragraph" style:parent-style-name="Standard" style:list-style-name="L6">
      <style:paragraph-properties fo:margin-top="0in" fo:margin-bottom="0in" style:contextual-spacing="false" fo:line-height="115%"/>
      <style:text-properties officeooo:paragraph-rsid="001cc62a"/>
    </style:style>
    <style:style style:name="P12" style:family="paragraph" style:parent-style-name="Standard">
      <style:paragraph-properties fo:margin-top="0in" fo:margin-bottom="0in" style:contextual-spacing="false" fo:line-height="115%"/>
      <style:text-properties officeooo:paragraph-rsid="002bf81b"/>
    </style:style>
    <style:style style:name="P13" style:family="paragraph" style:parent-style-name="Standard" style:list-style-name="L6">
      <style:paragraph-properties fo:margin-top="0in" fo:margin-bottom="0in" style:contextual-spacing="false" fo:line-height="115%"/>
      <style:text-properties officeooo:rsid="001cc62a" officeooo:paragraph-rsid="001cc62a"/>
    </style:style>
    <style:style style:name="P14" style:family="paragraph" style:parent-style-name="Standard" style:list-style-name="L11">
      <style:paragraph-properties fo:margin-top="0in" fo:margin-bottom="0in" style:contextual-spacing="false" fo:line-height="115%"/>
      <style:text-properties officeooo:rsid="001cc62a" officeooo:paragraph-rsid="001cc62a"/>
    </style:style>
    <style:style style:name="P15" style:family="paragraph" style:parent-style-name="Standard">
      <style:paragraph-properties fo:margin-top="0in" fo:margin-bottom="0in" style:contextual-spacing="false" fo:line-height="115%"/>
      <style:text-properties officeooo:rsid="001cc62a" officeooo:paragraph-rsid="001cc62a"/>
    </style:style>
    <style:style style:name="P16" style:family="paragraph" style:parent-style-name="Standard" style:list-style-name="L12">
      <style:paragraph-properties fo:margin-top="0in" fo:margin-bottom="0in" style:contextual-spacing="false" fo:line-height="115%"/>
      <style:text-properties officeooo:rsid="001cc62a" officeooo:paragraph-rsid="001cc62a"/>
    </style:style>
    <style:style style:name="P17" style:family="paragraph" style:parent-style-name="Standard" style:list-style-name="L15">
      <style:paragraph-properties fo:margin-top="0in" fo:margin-bottom="0in" style:contextual-spacing="false" fo:line-height="115%"/>
      <style:text-properties officeooo:rsid="001cc62a" officeooo:paragraph-rsid="001cc62a"/>
    </style:style>
    <style:style style:name="P18" style:family="paragraph" style:parent-style-name="Standard">
      <style:paragraph-properties fo:margin-top="0in" fo:margin-bottom="0in" style:contextual-spacing="false" fo:line-height="115%"/>
      <style:text-properties officeooo:rsid="00262796" officeooo:paragraph-rsid="00262796"/>
    </style:style>
    <style:style style:name="P19" style:family="paragraph" style:parent-style-name="Standard">
      <style:paragraph-properties fo:margin-top="0in" fo:margin-bottom="0in" style:contextual-spacing="false" fo:line-height="115%"/>
      <style:text-properties officeooo:rsid="0028ab40" officeooo:paragraph-rsid="002bf81b"/>
    </style:style>
    <style:style style:name="P20" style:family="paragraph" style:parent-style-name="Standard">
      <style:paragraph-properties fo:margin-top="0in" fo:margin-bottom="0in" style:contextual-spacing="false" fo:line-height="115%"/>
      <style:text-properties officeooo:rsid="002bf81b" officeooo:paragraph-rsid="002bf81b"/>
    </style:style>
    <style:style style:name="P21" style:family="paragraph" style:parent-style-name="Standard">
      <style:paragraph-properties fo:margin-top="0in" fo:margin-bottom="0in" style:contextual-spacing="false" fo:line-height="115%"/>
      <style:text-properties officeooo:rsid="002d5b0b" officeooo:paragraph-rsid="002d5b0b"/>
    </style:style>
    <style:style style:name="T1" style:family="text">
      <style:text-properties style:font-name="MesloLGS NF"/>
    </style:style>
    <style:style style:name="T2" style:family="text">
      <style:text-properties style:font-name="MesloLGS NF" fo:language="zxx" fo:country="none" style:language-asian="zxx" style:country-asian="none" style:language-complex="zxx" style:country-complex="none"/>
    </style:style>
    <style:style style:name="T3" style:family="text">
      <style:text-properties style:font-name="MesloLGS NF" fo:language="zxx" fo:country="none" officeooo:rsid="001cc62a" style:language-asian="zxx" style:country-asian="none" style:language-complex="zxx" style:country-complex="none"/>
    </style:style>
    <style:style style:name="T4" style:family="text">
      <style:text-properties style:font-name="MesloLGS NF" fo:language="zxx" fo:country="none" officeooo:rsid="002450af" style:language-asian="zxx" style:country-asian="none" style:language-complex="zxx" style:country-complex="none"/>
    </style:style>
    <style:style style:name="T5" style:family="text">
      <style:text-properties style:font-name="MesloLGS NF" fo:language="zxx" fo:country="none" officeooo:rsid="0024f8f1" style:language-asian="zxx" style:country-asian="none" style:language-complex="zxx" style:country-complex="none"/>
    </style:style>
    <style:style style:name="T6" style:family="text">
      <style:text-properties style:font-name="MesloLGS NF" fo:language="zxx" fo:country="none" officeooo:rsid="00276511" style:language-asian="zxx" style:country-asian="none" style:language-complex="zxx" style:country-complex="none"/>
    </style:style>
    <style:style style:name="T7" style:family="text">
      <style:text-properties style:font-name="MesloLGS NF" fo:language="zxx" fo:country="none" officeooo:rsid="002832d7" style:language-asian="zxx" style:country-asian="none" style:language-complex="zxx" style:country-complex="none"/>
    </style:style>
    <style:style style:name="T8" style:family="text">
      <style:text-properties style:font-name="MesloLGS NF" fo:language="zxx" fo:country="none" officeooo:rsid="002bf81b" style:language-asian="zxx" style:country-asian="none" style:language-complex="zxx" style:country-complex="none"/>
    </style:style>
    <style:style style:name="T9" style:family="text">
      <style:text-properties style:font-name="MesloLGS NF" fo:language="zxx" fo:country="none" officeooo:rsid="002ecf9a" style:language-asian="zxx" style:country-asian="none" style:language-complex="zxx" style:country-complex="none"/>
    </style:style>
    <style:style style:name="T10" style:family="text">
      <style:text-properties style:font-name="MesloLGS NF" fo:language="zxx" fo:country="none" fo:font-weight="bold" officeooo:rsid="0024f8f1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MesloLGS NF" fo:language="zxx" fo:country="none" officeooo:rsid="002bf81b" fo:background-color="#00a933" loext:char-shading-value="0" style:language-asian="zxx" style:country-asian="none" style:language-complex="zxx" style:country-complex="none"/>
    </style:style>
    <style:style style:name="T12" style:family="text">
      <style:text-properties style:font-name="MesloLGS NF" fo:language="zxx" fo:country="none" officeooo:rsid="002bf81b" fo:background-color="#ff5429" loext:char-shading-value="0" style:language-asian="zxx" style:country-asian="none" style:language-complex="zxx" style:country-complex="none"/>
    </style:style>
    <style:style style:name="T13" style:family="text">
      <style:text-properties style:font-name="MesloLGS NF" fo:language="zxx" fo:country="none" officeooo:rsid="002bf81b" fo:background-color="#ffde59" loext:char-shading-value="0" style:language-asian="zxx" style:country-asian="none" style:language-complex="zxx" style:country-complex="none"/>
    </style:style>
    <style:style style:name="T14" style:family="text">
      <style:text-properties style:font-name="MesloLGS NF" fo:language="zxx" fo:country="none" officeooo:rsid="002bf81b" fo:background-color="#ffde59" loext:char-shading-value="0" style:language-asian="zxx" style:country-asian="none" style:language-complex="zxx" style:country-complex="none"/>
    </style:style>
    <style:style style:name="T15" style:family="text">
      <style:text-properties style:font-name="MesloLGS NF" fo:language="zxx" fo:country="none" officeooo:rsid="002bf81b" fo:background-color="#729fcf" loext:char-shading-value="0" style:language-asian="zxx" style:country-asian="none" style:language-complex="zxx" style:country-complex="none"/>
    </style:style>
    <style:style style:name="T16" style:family="text">
      <style:text-properties style:font-name="MesloLGS NF" fo:language="zxx" fo:country="none" officeooo:rsid="002bf81b" fo:background-color="#729fcf" loext:char-shading-value="0" style:language-asian="zxx" style:country-asian="none" style:language-complex="zxx" style:country-complex="none"/>
    </style:style>
    <style:style style:name="T17" style:family="text">
      <style:text-properties fo:language="zxx" fo:country="none" officeooo:rsid="001cc62a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_01 OOP</text:p>
      <text:p text:style-name="P4"/>
      <text:p text:style-name="P4">OOP – Object Oriented Programming (Objektorientierte Programmierung)</text:p>
      <text:p text:style-name="P4"/>
      <text:p text:style-name="P4">Das Ziel der OOP ist es, ein möglichst 1:1 Abbild der Realität nachzubauen.</text:p>
      <text:p text:style-name="P4"/>
      <text:p text:style-name="P4">Die OOP ist der letzte Schritt im sogenannten Wasserfallmodell, das aus 3 Schritten besteht:</text:p>
      <text:list xml:id="list3402115564" text:style-name="L1">
        <text:list-item>
          <text:p text:style-name="P5">OOA – Objektorientierte Analyse</text:p>
        </text:list-item>
      </text:list>
      <text:list text:style-name="L2">
        <text:list-item>
          <text:list>
            <text:list-item>
              <text:p text:style-name="P6">Welche unterschiedlichen Dinge sollen Beschrieben werden?</text:p>
              <text:list>
                <text:list-item>
                  <text:p text:style-name="P6">=&gt; Welche Klassen müssen entwickelt werden?</text:p>
                </text:list-item>
              </text:list>
            </text:list-item>
          </text:list>
        </text:list-item>
      </text:list>
      <text:p text:style-name="P4"/>
      <text:list xml:id="list113810675891181" text:continue-list="list3402115564" text:style-name="L1">
        <text:list-item>
          <text:p text:style-name="P5">OOD – Objektorientiertes Design</text:p>
        </text:list-item>
      </text:list>
      <text:list text:style-name="L3">
        <text:list-item>
          <text:list>
            <text:list-item>
              <text:p text:style-name="P7">Welche Komponenten gibt es für die entsprechenden Klassen zu definieren</text:p>
              <text:list>
                <text:list-item>
                  <text:p text:style-name="P7">=&gt; Welche Methoden/Daten/Eigenschaften müssen entwickelt werden?</text:p>
                </text:list-item>
              </text:list>
            </text:list-item>
          </text:list>
        </text:list-item>
      </text:list>
      <text:p text:style-name="P4"/>
      <text:list text:continue-list="list113810675891181" text:style-name="L1">
        <text:list-item>
          <text:p text:style-name="P5">OOP – Objektorientierte Programmierung</text:p>
        </text:list-item>
      </text:list>
      <text:list text:style-name="L5">
        <text:list-item>
          <text:list>
            <text:list-item>
              <text:p text:style-name="P8">Entsprechender Programmcode wird in Klassenbibliotheken (* .dll – Dynamik Link Library) geschrieben, aus denen Objekte erzeugt werden können</text:p>
            </text:list-item>
          </text:list>
        </text:list-item>
      </text:list>
      <text:p text:style-name="P4"/>
      <text:p text:style-name="P4"/>
      <text:p text:style-name="P2"/>
      <text:p text:style-name="P3">01_02 Klassenbibliothek</text:p>
      <text:p text:style-name="P4"/>
      <text:p text:style-name="P4">Klassenbibliotheken besitzen einen hierarchischen Aufbau, dass heißt sie bestehen immer aus folgenden 4 Bereichen:</text:p>
      <text:p text:style-name="P4"/>
      <text:list xml:id="list2855214357" text:style-name="L6">
        <text:list-item>
          <text:p text:style-name="P9">Daten</text:p>
        </text:list-item>
      </text:list>
      <text:list text:style-name="L8">
        <text:list-item>
          <text:list>
            <text:list-item>
              <text:p text:style-name="P10"><text:span text:style-name="T17">private (nur in der Klasse gültig)</text:span></text:p>
            </text:list-item>
          </text:list>
        </text:list-item>
      </text:list>
      <text:list xml:id="list113810299210072" text:continue-list="list2855214357" text:style-name="L6">
        <text:list-item>
          <text:p text:style-name="P11"><text:span text:style-name="T3">Eigenschaftsmethoden</text:span></text:p>
        </text:list-item>
      </text:list>
      <text:list text:style-name="L11">
        <text:list-item>
          <text:list>
            <text:list-item>
              <text:p text:style-name="P14"><text:span text:style-name="T2">get&amp;set übergibt/übernimmt Daten an/aus Objekt (Datenkapselung)</text:span></text:p>
            </text:list-item>
          </text:list>
        </text:list-item>
      </text:list>
      <text:list xml:id="list113810737290989" text:continue-list="list113810299210072" text:style-name="L6">
        <text:list-item>
          <text:p text:style-name="P13"><text:span text:style-name="T2">Konstruktoren</text:span></text:p>
        </text:list-item>
      </text:list>
      <text:list text:style-name="L15">
        <text:list-item>
          <text:list>
            <text:list-item>
              <text:p text:style-name="P17"><text:span text:style-name="T2">Haben immer den gleichen Namen wie die Klasse</text:span></text:p>
            </text:list-item>
            <text:list-item>
              <text:p text:style-name="P17"><text:span text:style-name="T2">dienen zur Objekterzeugung (new)</text:span></text:p>
            </text:list-item>
          </text:list>
        </text:list-item>
      </text:list>
      <text:list text:continue-list="list113810737290989" text:style-name="L6">
        <text:list-item>
          <text:p text:style-name="P13"><text:span text:style-name="T2">Methoden</text:span></text:p>
        </text:list-item>
      </text:list>
      <text:list text:style-name="L12">
        <text:list-item>
          <text:list>
            <text:list-item>
              <text:p text:style-name="P16"><text:span text:style-name="T2">ausführbare Aktion/Funktionen in der Klassenbibliothek</text:span></text:p>
            </text:list-item>
          </text:list>
        </text:list-item>
      </text:list>
      <text:p text:style-name="P15"><text:span text:style-name="T2"/></text:p>
      <text:p text:style-name="P15"><text:span text:style-name="T2">ad1: </text:span><text:span text:style-name="T4">Die Daten sind immer gekapselt, dass heißt sie sind von außerhalb der Klasse nicht erreichbar. </text:span><text:span text:style-name="T5">=&gt; Zugriffsmodifikator ist immer </text:span><text:span text:style-name="T10">private</text:span><text:span text:style-name="T5">.</text:span></text:p>
      <text:p text:style-name="P15"><text:span text:style-name="T5"/></text:p>
      <text:p text:style-name="P18"><text:span text:style-name="T2">ad2: Der Zugriff auf die Daten ist nur über die Eigenschaftsmethoden möglich – Leseerlaubnis (get) und Schreiberlaubnis (set) </text:span><text:span text:style-name="T6">=&gt; </text:span><text:span text:style-name="T7">In den Eigenschaftsmethoden können Bedingungen formuliert werden, unter denen Daten akzeptiert bzw. Übergeben werden können (z.B.: Nenner bei Division != 0).</text:span></text:p>
      <text:p text:style-name="P18"><text:span text:style-name="T7"/></text:p>
      <text:p text:style-name="P19"><text:span text:style-name="T7">a</text:span><text:span text:style-name="T2">d3: </text:span><text:span text:style-name="T8">Dient mit dem Schlüsselwort "new" zur Objekterzeugung, hat die gleiche Bezeichnung wie die Klasse, das heißt das Objekt bekommt einen neuen Datentyp zugewiesen der dem der Klasse entspricht.</text:span></text:p>
      <text:p text:style-name="P19"><text:span text:style-name="T8"/></text:p>
      <text:p text:style-name="P19"><text:span text:style-name="T8"><text:tab/>z.B.: </text:span><text:span text:style-name="T11">Random</text:span><text:span text:style-name="T8"> </text:span><text:span text:style-name="T12">rnd</text:span><text:span text:style-name="T8"> = </text:span><text:span text:style-name="T14">new</text:span><text:span text:style-name="T8"> </text:span><text:span text:style-name="T16">Random()</text:span><text:span text:style-name="T8">;</text:span></text:p>
      <text:p text:style-name="P19"><text:span text:style-name="T8"/></text:p>
      <text:p text:style-name="P12"><text:span text:style-name="T11">Random</text:span><text:span text:style-name="T8">: Klassenname und Datentyp vom Objekt "rnd"</text:span></text:p>
      <text:p text:style-name="P20"><text:span text:style-name="T2"/></text:p>
      <text:p text:style-name="P12"><text:span text:style-name="T12">rnd</text:span><text:span text:style-name="T8">: Objektname</text:span></text:p>
      <text:p text:style-name="P20"><text:span text:style-name="T2"/></text:p>
      <text:p text:style-name="P12"><text:span text:style-name="T14">new</text:span><text:span text:style-name="T8">: Schlüsselwort</text:span></text:p>
      <text:p text:style-name="P20"><text:span text:style-name="T2"/></text:p>
      <text:p text:style-name="P12"><text:span text:style-name="T16">Random()</text:span><text:span text:style-name="T8">: Konstruktor (mit Parameterliste in den Klammern)</text:span></text:p>
      <text:p text:style-name="P12"><text:span text:style-name="T8"/></text:p>
      <text:p text:style-name="P21"><text:soft-page-break/><text:span text:style-name="T8">Ü</text:span><text:span text:style-name="T2">ber den Punktoperator kann auf die Methoden in einem Objekt zugegriffen werden ( z.B.: rnd.Next(); 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50:20.810334154</meta:creation-date>
    <dc:date>2023-10-04T11:38:08.364133847</dc:date>
    <meta:editing-duration>PT47M43S</meta:editing-duration>
    <meta:editing-cycles>13</meta:editing-cycles>
    <meta:generator>LibreOffice/7.5.6.2$Linux_X86_64 LibreOffice_project/50$Build-2</meta:generator>
    <meta:document-statistic meta:table-count="0" meta:image-count="0" meta:object-count="0" meta:page-count="3" meta:paragraph-count="32" meta:word-count="284" meta:character-count="2050" meta:non-whitespace-character-count="1808"/>
  </office:meta>
</office:document-meta>
</file>